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Text_20_body">
      <style:text-properties style:font-name="Arial" fo:font-size="6pt" style:font-size-asian="6pt" style:font-size-complex="6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55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6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6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6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fo:language="en" fo:country="none"/>
    </style:style>
    <style:style style:name="T41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9"/>
      <text:p text:style-name="P40"><text:span text:style-name="T31">Type:</text:span><text:span text:style-name="T30"> </text:span><text:span text:style-name="T29">Personal dosimeter</text:span><text:span text:style-name="T28"> AT3509C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2"><text:s/></text:span><text:span text:style-name="T14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5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5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7953473281279958793" text:style-name="L1">
        <text:list-item>
          <text:p text:style-name="P56"><text:span text:style-name="T10">Air temperature<text:tab/></text:span><text:span text:style-name="T21"><text:tab/><text:tab/><text:tab/>+</text:span><text:span text:style-name="T10">$temp</text:span><text:span text:style-name="T21"> °</text:span><text:span text:style-name="T10">C</text:span></text:p>
        </text:list-item>
        <text:list-item>
          <text:p text:style-name="P57">Atmospheric pressure<text:tab/><text:tab/><text:tab/>98,5 kPa</text:p>
        </text:list-item>
        <text:list-item>
          <text:p text:style-name="P57">Relative humidity<text:tab/><text:tab/><text:tab/><text:tab/>$vlag %</text:p>
        </text:list-item>
        <text:list-item>
          <text:p text:style-name="P58">Gamma radiation background<text:tab/><text:tab/>$bground <text:s/>nSv/h</text:p>
        </text:list-item>
      </text:list>
      <text:p text:style-name="Standard"><text:span text:style-name="Знак_20_примечания"/></text:p>
      <text:p text:style-name="P41"><text:span text:style-name="Знак_20_примечания"><text:span text:style-name="T2">$facility_13+11eng;</text:span></text:span></text:p>
      <text:p text:style-name="P41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6">AT3509C (</text:span><text:span text:style-name="T41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0">Ḣ</text:span><text:span text:style-name="T19">p</text:span><text:span text:style-name="T17">i</text:span><text:span text:style-name="T24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51">Dose rate measurement</text:p>
            <text:p text:style-name="P32"><text:span text:style-name="T3">at check point</text:span>,</text:p>
            <text:p text:style-name="P32"><text:span text:style-name="T4">Ḣ</text:span><text:span text:style-name="T17">pi</text:span><text:span text:style-name="T24">(10)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25">Ḣ</text:span><text:span text:style-name="T17">pi</text:span><text:span text:style-name="T24">(10)</text:span></text:p>
          </table:table-cell>
          <table:table-cell table:style-name="t1.B2" office:value-type="string">
            <text:p text:style-name="P12"><text:span text:style-name="T11">Relative <text:s/>measure-ment</text:span> <text:span text:style-name="T3">error</text:span></text:p>
            <text:p text:style-name="P49"><text:span text:style-name="T13">θ</text:span><text:span text:style-name="T17">i</text:span><text:span text:style-name="T12">,</text:span> %</text:p>
          </table:table-cell>
          <table:table-cell table:style-name="t1.B2" office:value-type="string">
            <text:p text:style-name="P21"><text:span text:style-name="T40">Relative standard deviation</text:span>,</text:p>
            <text:p text:style-name="P21"><text:span text:style-name="T3">S</text:span><text:span text:style-name="T17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2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800<text:span text:style-name="T12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<text:span text:style-name="T12">4.</text:span>0 Sv/h<text:line-break/><text:span text:style-name="T3">Hp(10)</text:span></text:p>
          </table:table-cell>
          <table:table-cell table:style-name="t1.B3" office:value-type="string">
            <text:p text:style-name="P13">$1-n<text:span text:style-name="T12">3</text:span></text:p>
          </table:table-cell>
          <table:table-cell table:style-name="t1.B3" office:value-type="string">
            <text:p text:style-name="P13">$1-d<text:span text:style-name="T12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2">m30</text:span></text:p>
              <text:p text:style-name="P33">$1-<text:span text:style-name="T12">m31</text:span></text:p>
              <text:p text:style-name="P33">$1-<text:span text:style-name="T12">m32</text:span></text:p>
              <text:p text:style-name="P33">$1-<text:span text:style-name="T12">m33</text:span></text:p>
              <text:p text:style-name="P33">$1-<text:span text:style-name="T12">m34</text:span></text:p>
            </text:section>
          </table:table-cell>
          <table:table-cell table:style-name="t1.B3" office:value-type="string">
            <text:p text:style-name="P13">$1-av<text:span text:style-name="T12">3</text:span></text:p>
          </table:table-cell>
          <table:table-cell table:style-name="t1.B3" office:value-type="string">
            <text:p text:style-name="P13">$1-o<text:span text:style-name="T12">3</text:span></text:p>
          </table:table-cell>
          <table:table-cell table:style-name="t1.B3" office:value-type="string">
            <text:p text:style-name="P13">$1-q<text:span text:style-name="T12">3</text:span></text:p>
          </table:table-cell>
          <table:table-cell table:style-name="t1.B3" office:value-type="string">
            <text:p text:style-name="P13">$1-do<text:span text:style-name="T12">3</text:span></text:p>
          </table:table-cell>
          <table:table-cell table:style-name="t1.I3" office:value-type="string">
            <text:p text:style-name="P20">±<text:span text:style-name="T12">19</text:span></text:p>
          </table:table-cell>
        </table:table-row>
        <table:table-row>
          <table:table-cell table:style-name="t1.A8" office:value-type="string">
            <text:p text:style-name="P12"><text:span text:style-name="T3">20</text:span><text:span text:style-name="T12">.</text:span>0 <text:span text:style-name="T12">µSv/h</text:span><text:line-break/><text:span text:style-name="T3">Hp(0.07)</text:span></text:p>
          </table:table-cell>
          <table:table-cell table:style-name="t1.B8" office:value-type="string">
            <text:p text:style-name="P13">$1-n<text:span text:style-name="T12">4</text:span></text:p>
          </table:table-cell>
          <table:table-cell table:style-name="t1.B8" office:value-type="string">
            <text:p text:style-name="P13">$1-d<text:span text:style-name="T12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2">m</text:span><text:span text:style-name="T3">4</text:span><text:span text:style-name="T12">0</text:span></text:p>
              <text:p text:style-name="P33">$1-<text:span text:style-name="T12">m</text:span><text:span text:style-name="T3">4</text:span><text:span text:style-name="T12">1</text:span></text:p>
              <text:p text:style-name="P33">$1-<text:span text:style-name="T12">m</text:span><text:span text:style-name="T3">4</text:span><text:span text:style-name="T12">2</text:span></text:p>
              <text:p text:style-name="P33">$1-<text:span text:style-name="T12">m</text:span><text:span text:style-name="T3">4</text:span><text:span text:style-name="T12">3</text:span></text:p>
              <text:p text:style-name="P33">$1-<text:span text:style-name="T12">m</text:span><text:span text:style-name="T3">4</text:span><text:span text:style-name="T12">4</text:span></text:p>
            </text:section>
          </table:table-cell>
          <table:table-cell table:style-name="t1.B8" office:value-type="string">
            <text:p text:style-name="P13">$1-av<text:span text:style-name="T12">4</text:span></text:p>
          </table:table-cell>
          <table:table-cell table:style-name="t1.B8" office:value-type="string">
            <text:p text:style-name="P13">$1-o<text:span text:style-name="T12">4</text:span></text:p>
          </table:table-cell>
          <table:table-cell table:style-name="t1.B8" office:value-type="string">
            <text:p text:style-name="P13">$1-q<text:span text:style-name="T12">4</text:span></text:p>
          </table:table-cell>
          <table:table-cell table:style-name="t1.B8" office:value-type="string">
            <text:p text:style-name="P13">$1-do<text:span text:style-name="T12">4</text:span></text:p>
          </table:table-cell>
          <table:table-cell table:style-name="t1.I8" office:value-type="string">
            <text:p text:style-name="P20">±<text:span text:style-name="T12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6">AT3509C (</text:span><text:span text:style-name="T41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0">Actual dose value</text:span>,</text:p>
            <text:p text:style-name="P31"><text:span text:style-name="T4">H</text:span><text:span text:style-name="T17">p</text:span><text:span text:style-name="T16">0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2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Relative <text:s/>measure-ment</text:span> <text:span text:style-name="T3">error</text:span></text:p>
            <text:p text:style-name="P49"><text:span text:style-name="T13">θ</text:span><text:span text:style-name="T17">i</text:span><text:span text:style-name="T12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7">pi</text:span></text:p>
          </table:table-cell>
          <table:table-cell table:style-name="s1.D3" office:value-type="string">
            <text:p text:style-name="P31"><text:span text:style-name="T4">H</text:span><text:span text:style-name="T17">pi </text:span><text:span text:style-name="T16">meas</text:span><text:span text:style-name="T15">.</text:span></text:p>
          </table:table-cell>
          <table:table-cell table:style-name="s1.D3" office:value-type="string">
            <text:p text:style-name="P31"><text:span text:style-name="T4">H</text:span><text:span text:style-name="T17">pi</text:span><text:span text:style-name="T18"> meas</text:span><text:span text:style-name="T19">.</text:span><text:span text:style-name="T23">-</text:span><text:span text:style-name="T4">H</text:span><text:span text:style-name="T17">p</text:span><text:span text:style-name="T16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.B4" office:value-type="string">
            <text:p text:style-name="P13">##1-<text:span text:style-name="T3">dn_</text:span><text:span text:style-name="T12">3</text:span></text:p>
          </table:table-cell>
          <table:table-cell table:style-name="s1.B4" office:value-type="string">
            <text:p text:style-name="P19"><text:s text:c="2"/>##1-<text:span text:style-name="T3">dd_</text:span><text:span text:style-name="T12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2">3</text:span></text:p>
          </table:table-cell>
          <table:table-cell table:style-name="s1.B4" office:value-type="string">
            <text:p text:style-name="P13">##1-dose<text:span text:style-name="T3">_</text:span><text:span text:style-name="T12">3</text:span></text:p>
          </table:table-cell>
          <table:table-cell table:style-name="s1.B4" office:value-type="string">
            <text:p text:style-name="P13">##1-d_res<text:span text:style-name="T3">_</text:span><text:span text:style-name="T12">3</text:span></text:p>
          </table:table-cell>
          <table:table-cell table:style-name="s1.B4" office:value-type="string">
            <text:p text:style-name="P13">##1-o_pog<text:span text:style-name="T3">_</text:span><text:span text:style-name="T12">3</text:span></text:p>
          </table:table-cell>
          <table:table-cell table:style-name="s1.B4" office:value-type="string">
            <text:p text:style-name="P13">##1-d_gran<text:span text:style-name="T3">_</text:span><text:span text:style-name="T12">3</text:span>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6" office:value-type="string">
            <text:p text:style-name="P12">4.0 <text:span text:style-name="T12">µSv/h</text:span></text:p>
            <text:p text:style-name="P15">Hp(0.07)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2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4:23</dc:date>
    <meta:editing-duration>P3DT10H16M4S</meta:editing-duration>
    <meta:editing-cycles>412</meta:editing-cycles>
    <meta:generator>OpenOffice/4.1.6$Win32 OpenOffice.org_project/416m1$Build-9790</meta:generator>
    <meta:document-statistic meta:table-count="3" meta:image-count="1" meta:object-count="0" meta:page-count="1" meta:paragraph-count="177" meta:word-count="302" meta:character-count="1973"/>
  </office:meta>
</office:document-meta>
</file>